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P1" style:family="paragraph">
      <style:paragraph-properties fo:text-align="center"/>
      <style:text-properties style:text-underline-style="none"/>
    </style:style>
  </office:automatic-styles>
  <office:body>
    <office:graphics>
      <draw:page draw:name="Passive Components" draw:style-name="dp1" draw:master-page-name="Default">
        <office:forms form:automatic-focus="false" form:apply-design-mode="false"/>
        <draw:custom-shape draw:name="Resistor" draw:style-name="SolidLine" draw:text-style-name="P1" draw:layer="layout" svg:width="3cm" svg:height="0.684cm" svg:x="1cm" svg:y="1cm">
          <text:p/>
          <draw:enhanced-geometry svg:viewBox="0 0 5000 1140" draw:text-areas="0 1340 5000 2040" draw:type="NonPrimitive" draw:enhanced-path="M 0 570 L 894 570 1160 0 1691 1140 2223 0 2754 1140 3286 0 3817 1140 4083 570 5000 570 F N"/>
        </draw:custom-shape>
        <draw:custom-shape draw:name="Variable Resistor" draw:style-name="SolidFill" draw:text-style-name="P1" draw:layer="layout" svg:width="3cm" svg:height="1.172cm" svg:x="1cm" svg:y="2.5cm">
          <draw:glue-point draw:id="4" svg:x="-5cm" svg:y="-2.083cm" draw:escape-direction="left"/>
          <draw:glue-point draw:id="5" svg:x="5cm" svg:y="-2.083cm" draw:escape-direction="right"/>
          <text:p/>
          <draw:enhanced-geometry svg:viewBox="0 0 5000 1954" draw:text-areas="0 2154 5000 3054" draw:type="NonPrimitive" draw:enhanced-path="M 0 570 L 894 570 1160 0 1691 1140 2223 0 2754 1140 3286 0 3817 1140 4083 570 5000 570 F N M 2754 1140 L 2587 1638 2706 1638 2706 1954 2802 1954 2802 1638 2922 1638 Z N"/>
        </draw:custom-shape>
        <draw:custom-shape draw:name="Capacitor Straight" draw:style-name="SolidLine" draw:text-style-name="P1" draw:layer="layout" svg:width="3cm" svg:height="0.684cm" svg:x="6cm" svg:y="1cm">
          <text:p/>
          <draw:enhanced-geometry svg:viewBox="0 0 5000 1140" draw:text-areas="0 1340 5000 2040" draw:type="NonPrimitive" draw:enhanced-path="M 0 570 L 2299 570 M 2299 0 L 2299 1140 M 2701 0 L 2701 1140 M 2701 570 L 5000 570 N F"/>
        </draw:custom-shape>
        <draw:custom-shape draw:name="Capacitor Curved" draw:style-name="SolidLine" draw:text-style-name="P1" draw:layer="layout" svg:width="3cm" svg:height="0.684cm" svg:x="6cm" svg:y="2.5cm">
          <text:p/>
          <draw:enhanced-geometry svg:viewBox="0 0 5000 1140" draw:text-areas="0 1340 5000 2040" draw:type="NonPrimitive" draw:enhanced-path="M 0 570 L 2299 570 M 2299 0 L 2299 1140 U 3313 559 611 611 111 248 M 2701 570 L 5000 570 N F"/>
        </draw:custom-shape>
        <draw:custom-shape draw:name="Earth Ground" draw:style-name="SolidLine" draw:text-style-name="P1" draw:layer="layout" svg:width="2cm" svg:height="2.61cm" svg:x="1cm" svg:y="5.2cm">
          <text:p/>
          <draw:enhanced-geometry svg:viewBox="0 0 5000 6515" draw:text-areas="0 6715 5000 7415" draw:type="NonPrimitive" draw:enhanced-path="M 2500 0 L 2500 3257 M 0 3257 L 5000 3257 M 1000 4886 L 4000 4886 M 1875 6515 L 3125 6515 N F"/>
        </draw:custom-shape>
        <draw:custom-shape draw:name="Chassis Ground" draw:style-name="SolidLine" draw:text-style-name="P1" draw:layer="layout" svg:width="2.2cm" svg:height="1.93cm" svg:x="1cm" svg:y="9.8cm">
          <draw:glue-point draw:id="4" svg:x="1.014cm" svg:y="-5cm"/>
          <text:p/>
          <draw:enhanced-geometry svg:viewBox="0 0 5000 4393" draw:text-areas="0 4593 5000 5293" draw:type="NonPrimitive" draw:enhanced-path="M 3007 0 L 3007 3093 M 1386 3093 L 5000 3093 M 0 4393 L 1386 3093 M 1621 4393 L 3007 3093 M 3614 4393 L 5000 3093 F N"/>
        </draw:custom-shape>
        <draw:custom-shape draw:name="Capacitor Straight, Polarized" draw:style-name="SolidLine" draw:text-style-name="P1" draw:layer="layout" svg:width="3cm" svg:height="0.684cm" svg:x="6cm" svg:y="5.2cm">
          <text:p/>
          <draw:enhanced-geometry svg:viewBox="0 0 5000 1140" draw:text-areas="0 1340 5000 2040" draw:type="NonPrimitive" draw:enhanced-path="M 0 570 L 2299 570 M 2299 0 L 2299 1140 M 2701 0 L 2701 1140 M 2701 570 L 5000 570 N F M 1731 182 L 2091 182 M 1916 0 L 1916 361 N F"/>
        </draw:custom-shape>
        <draw:custom-shape draw:name="Capacitor Curved, Polarized" draw:style-name="SolidLine" draw:text-style-name="P1" draw:layer="layout" svg:width="3cm" svg:height="0.684cm" svg:x="6cm" svg:y="7.9cm">
          <text:p/>
          <draw:enhanced-geometry svg:viewBox="0 0 5000 1140" draw:text-areas="0 1340 5000 2040" draw:type="NonPrimitive" draw:enhanced-path="M 0 570 L 2299 570 M 2299 0 L 2299 1140 U 3313 559 611 611 111 248 M 2701 570 L 5000 570 N F M 1731 182 L 2091 182 M 1916 0 L 1916 361 N F"/>
        </draw:custom-shape>
        <draw:custom-shape draw:name="Battery" draw:style-name="SolidLine" draw:text-style-name="P1" draw:layer="layout" svg:width="4.13cm" svg:height="2.65cm" svg:x="1cm" svg:y="13.7cm">
          <text:p/>
          <draw:enhanced-geometry svg:viewBox="0 0 5000 3208" draw:text-areas="0 3408 5000 4108" draw:type="NonPrimitive" draw:enhanced-path="M 0 1604 L 1646 1604 M 1646 0 L 1646 3208 M 2203 1077 L 2203 2131 M 2797 0 L 2797 3208 M 3354 1077 L 3354 2131 M 3354 1604 L 5000 1604 M 993 0 L 993 484 M 751 242 L 1235 242 M 3354 242 L 3838 242 F N"/>
        </draw:custom-shape>
        <draw:custom-shape draw:name="Crystal" draw:style-name="SolidLine" draw:text-style-name="P1" draw:layer="layout" svg:width="3cm" svg:height="2.08cm" svg:x="1cm" svg:y="18.35cm">
          <text:p/>
          <draw:enhanced-geometry svg:viewBox="0 0 5000 3462" draw:text-areas="0 3662 5000 4332" draw:type="NonPrimitive" draw:enhanced-path="M 0 1731 L 1702 1731 M 1702 123 L 1702 3339 M 1923 0 L 3077 0 3077 3462 1923 3462 Z M 3298 123 L 3298 3339 M 3298 1731 L 5000 1731 F N"/>
        </draw:custom-shape>
        <draw:custom-shape draw:name="Fuse" draw:style-name="SolidLine" draw:text-style-name="P1" draw:layer="layout" svg:width="3cm" svg:height="0.934cm" svg:x="1cm" svg:y="22.43cm">
          <text:p/>
          <draw:enhanced-geometry svg:viewBox="0 0 5000 1561" draw:text-areas="0 1761 5000 2461" draw:type="NonPrimitive" draw:enhanced-path="M 0 781 L 939 781 U 1719 781 781 781 180 0 F N U 3281 781 781 781 0 180 F N M 4061 781 L 5000 781 F N"/>
        </draw:custom-shape>
        <draw:custom-shape draw:name="Inductor" draw:style-name="SolidLine" draw:text-style-name="P1" draw:layer="layout" svg:width="3cm" svg:height="0.301cm" svg:x="6cm" svg:y="10.6cm">
          <draw:glue-point draw:id="4" svg:x="5cm" svg:y="4.992cm" draw:escape-direction="right"/>
          <draw:glue-point draw:id="5" svg:x="-5cm" svg:y="4.992cm" draw:escape-direction="left"/>
          <text:p/>
          <draw:enhanced-geometry svg:viewBox="0 0 5000 502" draw:text-areas="0 702 5000 1402" draw:type="NonPrimitive" draw:enhanced-path="M 0 502 L 1001 502 U 1376 502 375 502 0 180 F N U 2125 502 375 502 0 180 F N U 2875 502 375 502 0 180 F N U 3624 502 375 502 0 180 F N M 3999 502 L 5000 502 F N"/>
        </draw:custom-shape>
        <draw:custom-shape draw:name="Inductor, Iron Core" draw:style-name="SolidLine" draw:text-style-name="P1" draw:layer="layout" svg:width="3cm" svg:height="0.6cm" svg:x="6cm" svg:y="12.9cm">
          <draw:glue-point draw:id="4" svg:x="5cm" svg:y="5cm" draw:escape-direction="right"/>
          <draw:glue-point draw:id="5" svg:x="-5cm" svg:y="5cm" draw:escape-direction="left"/>
          <text:p/>
          <draw:enhanced-geometry svg:viewBox="0 0 5000 1000" draw:text-areas="0 1200 5000 1900" draw:type="NonPrimitive" draw:enhanced-path="M 0 1000 L 1000 1000 U 1375 1000 375 500 0 180 F N U 2125 1000 375 500 0 180 F N U 2875 1000 375 500 0 180 F N U 3625 1000 375 500 0 180 F N M 4000 1000 L 5000 1000 F N M 1000 250 L 4000 250 M 1000 0 L 4000 0 F N"/>
        </draw:custom-shape>
        <draw:custom-shape draw:name="Inductor, Air" draw:style-name="SolidLine" draw:text-style-name="P1" draw:layer="layout" svg:width="3cm" svg:height="0.632cm" svg:x="6cm" svg:y="15.5cm">
          <text:p/>
          <draw:enhanced-geometry svg:viewBox="0 0 5000 1053" draw:text-areas="0 1253 5000 1953" draw:type="NonPrimitive" draw:enhanced-path="M 0 526 L 674 526 U 1231 526 557 557 319 180 F N U 2077 526 557 557 319 221 F N U 2923 526 557 557 319 221 F N U 3769 526 557 557 0 221 F N M 4326 526 L 5000 526 F N"/>
        </draw:custom-shape>
        <draw:custom-shape draw:name="Transformer" draw:style-name="SolidLine" draw:text-style-name="P1" draw:layer="layout" svg:width="3cm" svg:height="2.38cm" svg:x="6cm" svg:y="18.1cm">
          <draw:glue-point draw:id="4" svg:x="-5cm" svg:y="-5cm"/>
          <draw:glue-point draw:id="5" svg:x="5cm" svg:y="-5cm"/>
          <draw:glue-point draw:id="6" svg:x="-5cm" svg:y="5.001cm"/>
          <draw:glue-point draw:id="7" svg:x="5cm" svg:y="5.001cm"/>
          <text:p/>
          <draw:enhanced-geometry svg:viewBox="0 0 5000 3966" draw:text-areas="0 4166 5000 4866" draw:type="NonPrimitive" draw:enhanced-path="M 0 0 L 0 625 U 625 625 625 625 180 0 F N U 1875 625 625 625 180 0 F N U 3125 625 625 625 180 0 F N U 4375 625 625 625 180 0 F N M 5000 625 L 5000 0 F N M 0 3966 L 0 3341 U 625 3341 625 625 0 180 F N U 1875 3341 625 625 0 180 F N U 3125 3341 625 625 0 180 F N U 4375 3341 625 625 0 180 F N M 5000 3341 L 5000 3966 F N"/>
        </draw:custom-shape>
        <draw:custom-shape draw:name="Pushbutton NO" draw:style-name="SolidLine" draw:text-style-name="P1" draw:layer="layout" svg:width="3cm" svg:height="0.754cm" svg:x="11cm" svg:y="1cm">
          <draw:glue-point draw:id="4" svg:x="-5cm" svg:y="3.853cm" draw:escape-direction="left"/>
          <draw:glue-point draw:id="5" svg:x="5cm" svg:y="3.853cm" draw:escape-direction="right"/>
          <text:p/>
          <draw:enhanced-geometry svg:viewBox="0 0 5000 1257" draw:text-areas="0 1457 5000 2157" draw:type="NonPrimitive" draw:enhanced-path="M 2283 0 L 2717 0 M 2500 0 L 2500 535 M 1676 535 L 3324 535 M 0 1113 L 1532 1113 M 3468 1113 L 5000 1113 F N U 1676 1113 145 145 0 360 N U 3324 1113 145 145 0 360 N"/>
        </draw:custom-shape>
        <draw:custom-shape draw:name="Pushbutton NC" draw:style-name="SolidLine" draw:text-style-name="P1" draw:layer="layout" svg:width="3cm" svg:height="0.338cm" svg:x="11cm" svg:y="3.7cm">
          <draw:glue-point draw:id="4" svg:x="-5cm" svg:y="2.053cm" draw:escape-direction="left"/>
          <draw:glue-point draw:id="5" svg:x="5cm" svg:y="2.053cm" draw:escape-direction="right"/>
          <text:p/>
          <draw:enhanced-geometry svg:viewBox="0 0 5000 563" draw:text-areas="0 763 5000 1463" draw:type="NonPrimitive" draw:enhanced-path="M 2235 0 L 2765 0 M 2500 0 L 2500 563 M 1921 563 L 3079 563 M 0 397 L 1755 397 M 3245 397 L 5000 397 F N U 1921 397 166 166 0 360 N U 3079 397 166 166 0 360 N"/>
        </draw:custom-shape>
        <draw:custom-shape draw:name="Pushbutton Toggle" draw:style-name="SolidLine" draw:text-style-name="P1" draw:layer="layout" svg:width="3cm" svg:height="0.87cm" svg:x="11cm" svg:y="6.04cm">
          <draw:glue-point draw:id="4" svg:x="-5cm" svg:y="-2.124cm" draw:escape-direction="left"/>
          <draw:glue-point draw:id="5" svg:x="5cm" svg:y="-2.124cm" draw:escape-direction="right"/>
          <text:p/>
          <draw:enhanced-geometry svg:viewBox="0 0 5000 1450" draw:text-areas="0 1650 5000 2350" draw:type="NonPrimitive" draw:enhanced-path="M 2250 0 L 2750 0 M 2500 0 L 2500 583 M 1933 583 L 3067 583 M 0 417 L 1767 417 M 3233 417 L 5000 417 F N U 1933 417 167 167 0 360 N U 3067 417 167 167 0 360 N U 1933 1283 167 167 0 360 N U 3067 1283 167 167 0 360 N"/>
        </draw:custom-shape>
      </draw:page>
      <draw:page draw:name="Active Components" draw:style-name="dp1" draw:master-page-name="Default">
        <office:forms form:automatic-focus="false" form:apply-design-mode="false"/>
        <draw:custom-shape draw:name="Transistor, PNP" draw:style-name="SolidFill" draw:text-style-name="P1" draw:layer="layout" svg:width="3cm" svg:height="3cm" svg:x="1cm" svg:y="1cm">
          <draw:glue-point draw:id="4" svg:x="-5cm" svg:y="0cm" draw:escape-direction="left"/>
          <draw:glue-point draw:id="5" svg:x="1.52cm" svg:y="-4.764cm" draw:escape-direction="up"/>
          <draw:glue-point draw:id="6" svg:x="1.52cm" svg:y="4.764cm" draw:escape-direction="down"/>
          <text:p/>
          <draw:enhanced-geometry svg:viewBox="0 0 5000 5000" draw:text-areas="0 5200 5000 5900" draw:type="NonPrimitive" draw:enhanced-path="U 2500 2500 2500 2500 0 360 Z F N M 0 2500 L 1290 2500 M 1290 1060 L 1290 3940 M 1290 3226 L 3260 4187 3260 4882 M 1290 1774 L 3260 813 3260 118 F N M 1930 3538 L 2619 3489 2316 4111 Z N"/>
        </draw:custom-shape>
        <draw:custom-shape draw:name="Transistor, NPN" draw:style-name="SolidFill" draw:text-style-name="P1" draw:layer="layout" svg:width="3cm" svg:height="3cm" svg:x="1cm" svg:y="6cm">
          <draw:glue-point draw:id="4" svg:x="-5cm" svg:y="0cm" draw:escape-direction="left"/>
          <draw:glue-point draw:id="5" svg:x="1.52cm" svg:y="-4.764cm" draw:escape-direction="up"/>
          <draw:glue-point draw:id="6" svg:x="1.52cm" svg:y="4.764cm" draw:escape-direction="down"/>
          <text:p/>
          <draw:enhanced-geometry svg:viewBox="0 0 5000 5000" draw:text-areas="0 5200 5000 5900" draw:type="NonPrimitive" draw:enhanced-path="U 2500 2500 2500 2500 0 360 Z F N M 0 2500 L 1290 2500 M 1290 1060 L 1290 3940 M 1290 3226 L 3260 4187 3260 4882 M 1290 1774 L 3260 813 3260 118 F N M 2621 3875 L 2234 3302 1931 3827 Z N"/>
        </draw:custom-shape>
        <draw:custom-shape draw:name="Transistor, Darlington Pair" draw:style-name="SolidFill" draw:text-style-name="P1" draw:layer="layout" svg:width="3cm" svg:height="3cm" svg:x="1cm" svg:y="11cm">
          <draw:glue-point draw:id="4" svg:x="-5cm" svg:y="0cm" draw:escape-direction="left"/>
          <draw:glue-point draw:id="5" svg:x="2.5cm" svg:y="-4.33cm" draw:escape-direction="up"/>
          <draw:glue-point draw:id="6" svg:x="2.5cm" svg:y="4.33cm" draw:escape-direction="down"/>
          <text:p/>
          <draw:enhanced-geometry svg:viewBox="0 0 5000 5000" draw:text-areas="0 5200 5000 5900" draw:type="NonPrimitive" draw:enhanced-path="U 2500 2500 2500 2500 0 360 Z F N M 0 2500 L 819 2500 M 819 1936 L 819 3064 M 819 2059 L 1915 1681 1915 335 3750 335 3750 3319 3021 3570 F N M 819 2941 L 1915 3319 1915 3992 3021 3992 F N M 3021 3298 L 3021 4686 F N M 3021 4414 L 3750 4665 F N M 1915 3319 L 1671 3038 1549 3390 Z N M 3750 4665 L 3506 4384 3385 4736 Z N"/>
        </draw:custom-shape>
        <draw:custom-shape draw:name="Phototransistor, with base" draw:style-name="SolidFill" draw:text-style-name="P1" draw:layer="layout" svg:width="3cm" svg:height="1.57cm" svg:x="1cm" svg:y="16cm">
          <draw:glue-point draw:id="4" svg:x="-2.388cm" svg:y="-5cm" draw:escape-direction="up"/>
          <draw:glue-point draw:id="5" svg:x="-2.388cm" svg:y="4.998cm" draw:escape-direction="down"/>
          <draw:glue-point draw:id="6" svg:x="4.236cm" svg:y="-3.537cm" draw:escape-direction="right"/>
          <draw:glue-point draw:id="7" svg:x="4.236cm" svg:y="3.535cm" draw:escape-direction="right"/>
          <draw:glue-point draw:id="8" svg:x="1.37cm" svg:y="4.998cm" draw:escape-direction="down"/>
          <text:p/>
          <draw:enhanced-geometry svg:viewBox="0 0 5000 2611" draw:text-areas="0 2811 5000 3411" draw:type="NonPrimitive" draw:enhanced-path="U 1306 1306 1306 1306 90 270 F N U 3694 1306 1306 1306 270 90 F N M 1306 0 L 3694 0 F N M 1306 2611 L 3694 2611 F N M 1306 0 L 1306 2611 F N M 1120 1306 L 1492 1306 F N M 1306 1306 L 1492 984 1120 984 Z N M 2123 1062 L 2877 1062 F N M 2123 1550 L 2877 1550 F N M 2877 1062 L 2555 876 2555 1247 Z N M 2877 1550 L 2555 1736 2555 1364 Z N M 3185 2611 L 3185 1306 3503 1306 F N M 3503 637 L 3503 1975 F N M 4618 382 L 3503 926 F N M 3503 1686 L 4618 2229 F N M 4618 2229 L 4410 1921 4247 2255 Z N"/>
        </draw:custom-shape>
        <draw:custom-shape draw:name="Phototransistor, without base" draw:style-name="SolidFill" draw:text-style-name="P1" draw:layer="layout" svg:width="3cm" svg:height="1.57cm" svg:x="1cm" svg:y="19.57cm">
          <draw:glue-point draw:id="4" svg:x="-2.388cm" svg:y="-5cm" draw:escape-direction="up"/>
          <draw:glue-point draw:id="5" svg:x="-2.388cm" svg:y="4.998cm" draw:escape-direction="down"/>
          <draw:glue-point draw:id="6" svg:x="4.236cm" svg:y="-3.537cm" draw:escape-direction="right"/>
          <draw:glue-point draw:id="7" svg:x="4.236cm" svg:y="3.535cm" draw:escape-direction="right"/>
          <text:p/>
          <draw:enhanced-geometry svg:viewBox="0 0 5000 2611" draw:text-areas="0 2811 5000 3411" draw:type="NonPrimitive" draw:enhanced-path="U 1306 1306 1306 1306 90 270 F N U 3694 1306 1306 1306 270 90 F N M 1306 0 L 3694 0 F N M 1306 2611 L 3694 2611 F N M 1306 0 L 1306 2611 F N M 1120 1306 L 1492 1306 F N M 1306 1306 L 1492 984 1120 984 Z N M 2123 1062 L 2877 1062 F N M 2123 1550 L 2877 1550 F N M 2877 1062 L 2555 876 2555 1247 Z N M 2877 1550 L 2555 1736 2555 1364 Z N M 3503 637 L 3503 1975 F N M 4618 382 L 3503 926 F N M 3503 1686 L 4618 2229 F N M 4618 2229 L 4410 1921 4247 2255 Z N"/>
        </draw:custom-shape>
        <draw:custom-shape draw:name="MOFSET, P-Chan" draw:style-name="SolidFill" draw:text-style-name="P1" draw:layer="layout" svg:width="3cm" svg:height="3cm" svg:x="6cm" svg:y="1cm">
          <draw:glue-point draw:id="4" svg:x="3.536cm" svg:y="-3.536cm" draw:escape-direction="right"/>
          <draw:glue-point draw:id="5" svg:x="3.536cm" svg:y="3.536cm" draw:escape-direction="right"/>
          <draw:glue-point draw:id="6" svg:x="-3.536cm" svg:y="3.536cm" draw:escape-direction="left"/>
          <text:p/>
          <draw:enhanced-geometry svg:viewBox="0 0 5000 5000" draw:text-areas="0 5200 5000 5900" draw:type="NonPrimitive" draw:enhanced-path="U 2500 2500 2500 2500 0 360 Z F N M 4268 732 L 2500 732 2500 4268 4268 4268 F N M 732 4268 L 1440 4268 1440 732 F N M 2500 2500 L 4268 2500 4268 4268 F N M 3614 2500 L 3153 2101 3153 2899 Z N"/>
        </draw:custom-shape>
        <draw:custom-shape draw:name="MOFSET, N-Chan" draw:style-name="SolidFill" draw:text-style-name="P1" draw:layer="layout" svg:width="3cm" svg:height="3cm" svg:x="6cm" svg:y="6cm">
          <draw:glue-point draw:id="4" svg:x="3.536cm" svg:y="-3.536cm" draw:escape-direction="right"/>
          <draw:glue-point draw:id="5" svg:x="3.536cm" svg:y="3.536cm" draw:escape-direction="right"/>
          <draw:glue-point draw:id="6" svg:x="-3.536cm" svg:y="3.536cm" draw:escape-direction="left"/>
          <text:p/>
          <draw:enhanced-geometry svg:viewBox="0 0 5000 5000" draw:text-areas="0 5200 5000 5900" draw:type="NonPrimitive" draw:enhanced-path="U 2500 2500 2500 2500 0 360 Z F N M 4268 732 L 2500 732 2500 4268 4268 4268 F N M 732 4268 L 1440 4268 1440 732 F N M 2500 2500 L 4268 2500 4268 4268 F N M 3153 2500 L 3614 2101 3614 2899 Z N"/>
        </draw:custom-shape>
        <draw:custom-shape draw:name="TRIAC" draw:style-name="SolidFill" draw:text-style-name="P1" draw:layer="layout" svg:width="3cm" svg:height="3cm" svg:x="6cm" svg:y="11cm">
          <draw:glue-point draw:id="4" svg:x="3.964cm" svg:y="-3.048cm"/>
          <draw:glue-point draw:id="5" svg:x="5cm" svg:y="0cm" draw:escape-direction="right"/>
          <draw:glue-point draw:id="6" svg:x="-5cm" svg:y="0cm" draw:escape-direction="left"/>
          <text:p/>
          <draw:enhanced-geometry svg:viewBox="0 0 5000 5000" draw:text-areas="0 5200 5000 5900" draw:type="NonPrimitive" draw:enhanced-path="U 2500 2500 2500 2500 0 360 F N M 0 2500 L 1842 2500 1842 4020 M 5000 2500 L 3158 2500 3158 980 M 3158 2196 L 4482 1432 4482 976 F N M 3158 1740 L 1842 980 1842 2500 Z N M 1842 3260 L 3158 2500 3158 4020 Z N"/>
        </draw:custom-shape>
        <draw:custom-shape draw:name="Photodiode" draw:style-name="SolidFill" draw:text-style-name="P1" draw:layer="layout" svg:width="3cm" svg:height="3.03cm" svg:x="6cm" svg:y="16cm">
          <draw:glue-point draw:id="4" svg:x="5cm" svg:y="1.913cm" draw:escape-direction="right"/>
          <draw:glue-point draw:id="5" svg:x="-1.24cm" svg:y="1.913cm" draw:escape-direction="left"/>
          <text:p/>
          <draw:enhanced-geometry svg:viewBox="0 0 5000 5053" draw:text-areas="0 5200 5000 5900" draw:type="NonPrimitive" draw:enhanced-path="U 3440 3493 1560 1560 0 360 F N M 1880 3493 L 5000 3493 M 3818 3115 L 3818 3870 F N M 3818 3493 L 3063 3057 3063 3929 Z N M 525 0 L 1786 1261 F N M 1971 1075 L 2107 1582 1600 1446 Z N M 0 525 L 1261 1786 F N M 1446 1600 L 1582 2107 1075 1971 Z N"/>
        </draw:custom-shape>
        <draw:custom-shape draw:name="Thyristor" draw:style-name="SolidFill" draw:text-style-name="P1" draw:layer="layout" svg:width="3cm" svg:height="3cm" svg:x="6cm" svg:y="21cm">
          <draw:glue-point draw:id="4" svg:x="3.94cm" svg:y="-3.078cm"/>
          <draw:glue-point draw:id="5" svg:x="5cm" svg:y="0cm" draw:escape-direction="right"/>
          <draw:glue-point draw:id="6" svg:x="-5cm" svg:y="0cm" draw:escape-direction="left"/>
          <text:p/>
          <draw:enhanced-geometry svg:viewBox="0 0 5000 5000" draw:text-areas="0 5200 5000 5900" draw:type="NonPrimitive" draw:enhanced-path="U 2500 2500 2500 2500 0 360 F N M 0 2500 L 5000 2500 M 3156 1844 L 3156 3156 M 3156 2172 L 4470 1413 4470 961 F N M 3156 2500 L 1844 1743 1844 3257 Z N"/>
        </draw:custom-shape>
        <draw:custom-shape draw:name="Diode" draw:style-name="SolidLine" draw:text-style-name="P1" draw:layer="layout" svg:width="3cm" svg:height="0.998cm" svg:x="11cm" svg:y="1cm">
          <text:p/>
          <draw:enhanced-geometry svg:viewBox="0 0 5000 1663" draw:text-areas="0 1883 5000 2583" draw:type="NonPrimitive" draw:enhanced-path="M 0 832 L 1915 832 M 1915 0 L 1915 1663 3356 832 Z M 3356 0 L 3356 1663 M 3356 832 L 5000 832 N"/>
        </draw:custom-shape>
        <draw:custom-shape draw:name="Diode, Zener" draw:style-name="SolidLine" draw:text-style-name="P1" draw:layer="layout" svg:width="3cm" svg:height="0.998cm" svg:x="11cm" svg:y="4cm">
          <text:p/>
          <draw:enhanced-geometry svg:viewBox="0 0 5000 1663" draw:text-areas="0 1883 5000 2583" draw:type="NonPrimitive" draw:enhanced-path="M 0 832 L 1915 832 M 1915 0 L 1915 1663 3356 832 Z M 3356 0 L 3356 1663 M 3356 832 L 5000 832 N M 3356 0 L 3759 0 M 3356 1663 L 2953 1663 F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2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12pt"/>
    </style:style>
    <style:style style:name="title1" style:family="graphic" style:parent-style-name="standard">
      <style:graphic-properties draw:stroke="solid" draw:fill="none"/>
      <style:paragraph-properties fo:text-align="start"/>
      <style:text-properties fo:font-size="11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8pt"/>
    </style:style>
    <style:style style:name="title1center" style:family="graphic" style:parent-style-name="standard">
      <style:graphic-properties draw:stroke="solid" draw:fill="none"/>
      <style:paragraph-properties fo:text-align="center"/>
      <style:text-properties fo:font-size="11pt"/>
    </style:style>
    <style:style style:name="CenterLine" style:family="graphic" style:parent-style-name="standard">
      <style:graphic-properties draw:stroke="solid" svg:stroke-width="0.1cm" draw:fill="none" draw:textarea-vertical-align="middle"/>
    </style:style>
    <style:style style:name="notation" style:family="graphic" style:parent-style-name="standard">
      <style:graphic-properties draw:stroke="solid" svg:stroke-color="#000000" draw:fill-color="#ffffff" draw:textarea-vertical-align="middle" fo:padding-top="0cm" fo:padding-bottom="0cm" fo:padding-left="0cm" fo:padding-right="0cm"/>
      <style:text-properties fo:font-size="10pt"/>
    </style:style>
    <style:style style:name="SolidFill" style:family="graphic" style:parent-style-name="standard">
      <style:graphic-properties draw:stroke="solid" draw:stroke-dash="Dash_20_2" svg:stroke-color="#000000" draw:fill-color="#00000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Callout" style:family="graphic" style:parent-style-name="standard">
      <style:graphic-properties draw:stroke="none" draw:fill="none"/>
      <style:text-properties fo:font-size="9pt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dc:title>Custom OO Shapes - http://www.lautman.net/mark/coo/index.html</dc:title>
    <dc:subject>Electrical Engineering Shapes</dc:subject>
    <meta:initial-creator>Mark Lautman</meta:initial-creator>
    <meta:creation-date>2006-03-28T15:50:15</meta:creation-date>
    <dc:creator>Mark Lautman</dc:creator>
    <dc:date>2006-05-07T15:27:24</dc:date>
    <dc:language>en-US</dc:language>
    <meta:editing-cycles>7</meta:editing-cycles>
    <meta:editing-duration>PT9M34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